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 <text:s text:c="14"/>Лабораторная работа N 1</text:p>
      <text:p text:style-name="Standard">Пример вычисления функции sin(x) по формуле Тейлора</text:p>
      <text:p text:style-name="Standard"><text:s text:c="7"/>Выполнил студент 4 курса группы КФА Данилов Максим }</text:p>
      <text:p text:style-name="Standard">Program prim;</text:p>
      <text:p text:style-name="Standard">var</text:p>
      <text:p text:style-name="Standard"><text:s text:c="10"/>name:string;</text:p>
      <text:p text:style-name="Standard"><text:s text:c="15"/>g:text;</text:p>
      <text:p text:style-name="Standard"><text:s text:c="6"/>degree,eps,d,sum,t,x,xsq:real;</text:p>
      <text:p text:style-name="Standard"><text:s text:c="13"/>i:integer;</text:p>
      <text:p text:style-name="Standard">begin</text:p>
      <text:p text:style-name="Standard"><text:s text:c="7"/>write('Введите величину угла в градусах <text:s/>'); readln(degree);</text:p>
      <text:p text:style-name="Standard"><text:s text:c="7"/>write('Введите условие останова <text:s/>eps <text:s text:c="2"/>'); readln(eps);</text:p>
      <text:p text:style-name="Standard"><text:s text:c="7"/>write('Введите имя файла <text:s/>'); readln(name);</text:p>
      <text:p text:style-name="Standard"><text:s text:c="7"/>assign(g,name);</text:p>
      <text:p text:style-name="Standard"><text:s text:c="7"/>rewrite(g);</text:p>
      <text:p text:style-name="Standard"><text:s text:c="7"/>writeln(g,' <text:s text:c="15"/>Лабораторная работа N 1');</text:p>
      <text:p text:style-name="Standard"><text:s text:c="7"/>writeln(g,' <text:s text:c="2"/>Пример вычисления f(x)=sin(x) по формуле Тейлора');</text:p>
      <text:p text:style-name="Standard"><text:s text:c="7"/>writeln(g,' <text:s text:c="2"/>Выполнил студент 4 курса группы КФА Данилов Максим');</text:p>
      <text:p text:style-name="Standard"><text:s text:c="7"/>writeln(g);</text:p>
      <text:p text:style-name="Standard"><text:s text:c="7"/>writeln(g,'Величина угла в градусах <text:s text:c="2"/>',degree,' <text:s text:c="3"/>eps= <text:s/>',eps);</text:p>
      <text:p text:style-name="Standard"><text:s text:c="7"/>writeln(g);</text:p>
      <text:p text:style-name="Standard"><text:s text:c="7"/>x:=degree*pi/180; i:=1;</text:p>
      <text:p text:style-name="Standard"><text:s text:c="7"/>writeln(g,'Величина угла в радианах <text:s text:c="2"/>',x);</text:p>
      <text:p text:style-name="Standard"><text:s text:c="7"/>sum:=x; t:=x; d:=3.0; xsq:=x*x;</text:p>
      <text:p text:style-name="Standard"><text:s text:c="7"/>while abs(t)&gt;=eps</text:p>
      <text:p text:style-name="Standard"><text:s text:c="7"/>do begin</text:p>
      <text:p text:style-name="Standard"><text:s text:c="7"/>t:=-t*xsq/(d*(d-1.0));</text:p>
      <text:p text:style-name="Standard"><text:s text:c="7"/>sum:=sum+t;</text:p>
      <text:p text:style-name="Standard"><text:s text:c="7"/>d:=d+2; i:=i+1</text:p>
      <text:p text:style-name="Standard"><text:s text:c="7"/>end;</text:p>
      <text:p text:style-name="Standard"><text:s text:c="7"/>writeln(g,' <text:s text:c="2"/>Найденное значение функции <text:s text:c="5"/>',sum);</text:p>
      <text:p text:style-name="Standard"><text:s text:c="7"/>writeln(g,' <text:s text:c="2"/>Число членов в формуле Тейлора <text:s text:c="2"/>',i);</text:p>
      <text:p text:style-name="Standard"><text:s text:c="7"/>writeln(g,' <text:s text:c="2"/>Тестовое значение функции <text:s text:c="4"/>',sin(x));</text:p>
      <text:p text:style-name="Standard"><text:s text:c="7"/>close(g)</text:p>
      <text:p text:style-name="Standard">end.</text:p>
      <text:p text:style-name="Standard"/>
      <text:p text:style-name="Standard"/>
      <text:p text:style-name="Standard"/>
      <text:p text:style-name="Standard"><text:s text:c="16"/>Лабораторная работа N 1</text:p>
      <text:p text:style-name="Standard"><text:s text:c="3"/>Пример вычисления f(x)=sin(x) по формуле Тейлора</text:p>
      <text:p text:style-name="Standard"><text:s text:c="3"/>Выполнил студент 4 курса группы КФА Данилов Максим</text:p>
      <text:p text:style-name="Standard"/>
      <text:p text:style-name="Standard">Величина угла в градусах <text:s text:c="3"/>3.0000000000000000E+001 <text:s text:c="3"/>eps= <text:s text:c="2"/>1.0000000000000001E-005</text:p>
      <text:p text:style-name="Standard"/>
      <text:p text:style-name="Standard">Величина угла в радианах <text:s text:c="3"/>5.2359877559829893E-001</text:p>
      <text:p text:style-name="Standard"><text:s text:c="3"/>Найденное значение функции <text:s text:c="6"/>4.9999999186902333E-001</text:p>
      <text:p text:style-name="Standard"><text:s text:c="3"/>Число членов в формуле Тейлора <text:s text:c="2"/>4</text:p>
      <text:p text:style-name="Standard"><text:s text:c="3"/>Тестовое значение функции <text:s text:c="5"/>5.00000000000000046404E-000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6:08:26.560000000</meta:creation-date>
    <dc:date>2023-12-03T16:08:46.922000000</dc:date>
    <meta:editing-duration>PT20S</meta:editing-duration>
    <meta:editing-cycles>1</meta:editing-cycles>
    <meta:document-statistic meta:table-count="0" meta:image-count="0" meta:object-count="0" meta:page-count="1" meta:paragraph-count="43" meta:word-count="162" meta:character-count="1678" meta:non-whitespace-character-count="1222"/>
    <meta:generator>LibreOffice/7.6.3.2$Windows_X86_64 LibreOffice_project/29d686fea9f6705b262d369fede658f824154cc0</meta:generator>
  </office:meta>
</office:document-meta>
</file>